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541666666666665in"/>
    </style:style>
    <style:style style:name="co3" style:family="table-column">
      <style:table-column-properties fo:break-before="auto" style:column-width="1.6458333333333333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7187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416666666666666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458333333333333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2.0416666666666665in"/>
    </style:style>
    <style:style style:name="co14" style:family="table-column">
      <style:table-column-properties fo:break-before="auto" style:column-width="1.0520833730697632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27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hate-crime-offense-by-hate-bias">
      <style:table-properties table:display="true" style:writing-mode="lr-tb"/>
    </style:style>
    <style:style style:name="ta2" style:family="table" style:master-page-name="PageStyle_5f_religious-hate-crimes">
      <style:table-properties table:display="true" style:writing-mode="lr-tb"/>
    </style:style>
    <style:style style:name="ta3" style:family="table" style:master-page-name="PageStyle_5f_racial-hate-crimes">
      <style:table-properties table:display="true" style:writing-mode="lr-tb"/>
    </style:style>
    <style:style style:name="ta4" style:family="table" style:master-page-name="PageStyle_5f_ethnicity-national-origin-hate-">
      <style:table-properties table:display="true" style:writing-mode="lr-tb"/>
    </style:style>
    <style:style style:name="ta5" style:family="table" style:master-page-name="PageStyle_5f_sexual-orientation-hate-crimes">
      <style:table-properties table:display="true" style:writing-mode="lr-tb"/>
    </style:style>
    <style:style style:name="ta6" style:family="table" style:master-page-name="PageStyle_5f_disability-hate-crimes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-offense-by-hate-bia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3"/>
        <table:table-column table:style-name="co3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Offense Category</text:p>
          </table:table-cell>
          <table:table-cell table:style-name="ce21" office:value-type="string">
            <text:p>Hate Bias Category</text:p>
          </table:table-cell>
        </table:table-row>
        <table:table-row table:style-name="ro2">
          <table:table-cell/>
          <table:table-cell table:style-name="ce21" office:value-type="string">
            <text:p>Racial</text:p>
          </table:table-cell>
          <table:table-cell table:style-name="ce21" office:value-type="string">
            <text:p>Religious</text:p>
          </table:table-cell>
          <table:table-cell table:style-name="ce21" office:value-type="string">
            <text:p>Ethnicity</text:p>
          </table:table-cell>
          <table:table-cell table:style-name="ce21" office:value-type="string">
            <text:p>Sexual Orientation</text:p>
          </table:table-cell>
          <table:table-cell table:style-name="ce21" office:value-type="string">
            <text:p>Disability</text:p>
          </table:table-cell>
        </table:table-row>
        <table:table-row table:style-name="ro2">
          <table:table-cell table:style-name="ce21" office:value-type="string">
            <text:p>Ars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.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amage/Vandalism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Homicid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/Abduction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orcible Sex Offenses 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Offenses 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</table:table-row>
      </table:table>
      <table:table table:name="religious-hate-crimes" table:style-name="ta2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2" office:value-type="string">
            <text:p>Religious Bias</text:p>
          </table:table-cell>
          <table:table-cell table:style-name="ce22" office:value-type="string">
            <text:p>Total</text:p>
          </table:table-cell>
          <table:table-cell table:number-columns-repeated="24" table:style-name="ce23"/>
        </table:table-row>
        <table:table-row table:style-name="ro2">
          <table:table-cell table:style-name="ce24" office:value-type="string">
            <text:p>Anti-Jewish</text:p>
          </table:table-cell>
          <table:table-cell table:style-name="ce25" office:value-type="float" office:value="10">
            <text:p>10</text:p>
          </table:table-cell>
        </table:table-row>
        <table:table-row table:style-name="ro2">
          <table:table-cell table:style-name="ce24" office:value-type="string">
            <text:p>Anti-Catholic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Protestant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nti-Islamic</text:p>
          </table:table-cell>
          <table:table-cell table:style-name="ce25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Anti-Other Religion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nti-Multi-Religious Group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4" office:value-type="string">
            <text:p>Anti-Atheist/Agnostic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  <table:table-row table:style-name="ro2">
          <table:table-cell table:style-name="ce23"/>
        </table:table-row>
      </table:table>
      <table:table table:name="racial-hate-crimes" table:style-name="ta3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Racial</text:p>
          </table:table-cell>
          <table:table-cell table:style-name="ce21" office:value-type="string">
            <text:p>Type</text:p>
          </table:table-cell>
        </table:table-row>
        <table:table-row table:style-name="ro2">
          <table:table-cell table:style-name="ce21" office:value-type="string">
            <text:p>Anti-Whit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nti-Black</text:p>
          </table:table-cell>
          <table:table-cell table:style-name="ce21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Anti-Am Ind/Alaskan Nativ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Asian/Pacific Islander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Multi-Racial</text:p>
          </table:table-cell>
          <table:table-cell table:style-name="ce21" office:value-type="float" office:value="5">
            <text:p>5</text:p>
          </table:table-cell>
        </table:table-row>
      </table:table>
      <table:table table:name="ethnicity-national-origin-hate-" table:style-name="ta4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Ethnicity/National Origi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Hispanic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nti-Other Ethnicity/National Origi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number-columns-repeated="2" table:style-name="ce21"/>
        </table:table-row>
      </table:table>
      <table:table table:name="sexual-orientation-hate-crimes" table:style-name="ta5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Sexual Orientation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Male Homosexual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nti-Female Homosexu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nti-Homosexual (Male &amp; Female)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nti-Heterosexual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nti-Bisexual</text:p>
          </table:table-cell>
          <table:table-cell table:style-name="ce21" office:value-type="float" office:value="0">
            <text:p>0</text:p>
          </table:table-cell>
        </table:table-row>
      </table:table>
      <table:table table:name="disability-hate-crimes" table:style-name="ta6" table:print="false">
        <office:forms form:automatic-focus="false" form:apply-design-mode="false"/>
        <table:table-column table:style-name="co13" table:default-cell-style-name="ce15"/>
        <table:table-column table:style-name="co12" table:default-cell-style-name="ce15" table:number-columns-repeated="255"/>
        <table:table-row table:style-name="ro2">
          <table:table-cell table:style-name="ce21" office:value-type="string">
            <text:p>Disability Type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Anti-Physical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nti-Mental</text:p>
          </table:table-cell>
          <table:table-cell table:style-name="ce21" office:value-type="float" office:value="1">
            <text:p>1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">
            <text:p>24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TOTAL 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36">
            <text:p>3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ote:</text:p>
          </table:table-cell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8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3" table:number-columns-spanned="3" table:number-rows-spanned="1" office:value-type="string">
            <text:p>Male</text:p>
          </table:table-cell>
          <table:covered-table-cell table:number-columns-repeated="2"/>
          <table:table-cell table:style-name="ce23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 </text:p>
          </table:table-cell>
          <table:table-cell table:style-name="ce25" office:value-type="string">
            <text:p>0 - 17 </text:p>
          </table:table-cell>
          <table:table-cell table:style-name="ce25" office:value-type="string">
            <text:p>18 - 35 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4" office:value-type="string">
            <text:p>White 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Black 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Am. Ind./Alskn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Asian/Pacfc Isl. 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Unknown Race 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table:number-columns-spanned="1" table:number-rows-spanned="2" office:value-type="string">
            <text:p>Note: </text:p>
          </table:table-cell>
          <table:table-cell table:style-name="ce21" table:number-columns-spanned="6" table:number-rows-spanned="1" office:value-type="string">
            <text:p>Gender unknown = 2.</text:p>
          </table:table-cell>
          <table:covered-table-cell table:number-columns-repeated="5"/>
        </table:table-row>
        <table:table-row table:style-name="ro2">
          <table:covered-table-cell/>
          <table:table-cell table:style-name="ce21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-offense-by-hate-bias" style:display-name="PageStyle_hate-crime-offense-by-hate-bia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ligious-hate-crimes" style:display-name="PageStyle_religious-hate-crim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acial-hate-crimes" style:display-name="PageStyle_racial-hate-crim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thnicity-national-origin-hate-" style:display-name="PageStyle_ethnicity-national-origin-hate-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xual-orientation-hate-crimes" style:display-name="PageStyle_sexual-orientation-hate-crim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isability-hate-crimes" style:display-name="PageStyle_disability-hate-crimes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